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15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16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17" style:parent-style-name="Standard" style:family="paragraph">
      <style:paragraph-properties fo:margin-left="0.4895in">
        <style:tab-stops/>
      </style:paragraph-properties>
    </style:style>
    <style:style style:name="T18" style:parent-style-name="DefaultParagraphFont" style:family="text">
      <style:text-properties style:font-weight-complex="bold"/>
    </style:style>
    <style:style style:name="T19" style:parent-style-name="DefaultParagraphFont" style:family="text">
      <style:text-properties style:font-name="Wingdings" style:font-name-asian="Wingdings" style:font-name-complex="Wingdings" style:font-weight-complex="bold"/>
    </style:style>
    <style:style style:name="T20" style:parent-style-name="DefaultParagraphFont" style:family="text">
      <style:text-properties style:font-weight-complex="bold"/>
    </style:style>
    <style:style style:name="P21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22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23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24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25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26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27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28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29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30" style:parent-style-name="Standard" style:family="paragraph">
      <style:paragraph-properties fo:margin-left="0.4895in">
        <style:tab-stops/>
      </style:paragraph-properties>
      <style:text-properties style:font-weight-complex="bold"/>
    </style:style>
    <style:style style:name="P31" style:parent-style-name="Standard" style:family="paragraph">
      <style:paragraph-properties fo:margin-left="0.4895in">
        <style:tab-stops/>
      </style:paragraph-properties>
    </style:style>
    <style:style style:name="T32" style:parent-style-name="DefaultParagraphFont" style:family="text">
      <style:text-properties style:font-weight-complex="bold"/>
    </style:style>
    <style:style style:name="T33" style:parent-style-name="DefaultParagraphFont" style:family="text">
      <style:text-properties style:font-weight-complex="bold"/>
    </style:style>
    <style:style style:name="T34" style:parent-style-name="DefaultParagraphFont" style:family="text">
      <style:text-properties style:font-weight-complex="bold"/>
    </style:style>
    <style:style style:name="T35" style:parent-style-name="DefaultParagraphFont" style:family="text">
      <style:text-properties style:font-weight-complex="bold"/>
    </style:style>
  </office:automatic-styles>
  <office:body>
    <office:text text:use-soft-page-breaks="true">
      <text:p text:style-name="P1">DWP Onsite Visite Notes Summary 10-09-13</text:p>
      <text:p text:style-name="P2"/>
      <text:p text:style-name="P3">Advisor Gus:</text:p>
      <text:p text:style-name="Standard"><text:span text:style-name="T4"><text:tab/></text:span>target customer age group is 18-42 years.</text:p>
      <text:p text:style-name="Standard"><text:tab/>Travel to interview schemes, help for travel outwith daily travel distance. To<text:s/>receive<text:s/><text:tab/>financial aid.</text:p>
      <text:p text:style-name="Standard"><text:tab/>Rules for this scheme constantly changing and some discretion on the advisors judgement to<text:s/><text:tab/>when this applies, [perhaps not practical or a focus of the app].</text:p>
      <text:p text:style-name="Standard"><text:tab/>There can be santions for customers that do not attend their interviews.</text:p>
      <text:p text:style-name="Standard"><text:tab/>Purpose of the interviews: Job Search Tips, can go to a workship consisting of groups of 12<text:s/><text:tab/>persons.</text:p>
      <text:p text:style-name="Standard"><text:tab/>Can advise to use resources like Twitter and other social media for job searches.</text:p>
      <text:p text:style-name="Standard"><text:tab/>"Most new customers do use these resources", but not all. "Some don't even have C.V.'s"</text:p>
      <text:p text:style-name="Standard"><text:tab/>Many reasons for difficulty using these resources, e.g. Dyslexia.</text:p>
      <text:p text:style-name="Standard"><text:tab/>In cases of difficulty, can be reffered to outside providers e.g. Adult literacy, Business<text:s/><text:tab/>Gateway etc.</text:p>
      <text:p text:style-name="Standard"><text:tab/>When a customer shows up for an interview letter sent to advisor to notify of this.</text:p>
      <text:p text:style-name="Standard"><text:tab/>Looking at news papers another resource for looking for jobs.[can we add this to the diary in<text:s/><text:tab/>the app?]</text:p>
      <text:p text:style-name="Standard"><text:tab/>Advisors can send messages to the customers through Universal Job Match, text, or email.<text:s/><text:tab/>Some of these are used more than others i.e. Universal Job Match.</text:p>
      <text:p text:style-name="Standard"><text:tab/>[Only observed one interview, asked the customer what device they used, This was a<text:s/><text:tab/>Samsung S2.]</text:p>
      <text:p text:style-name="Standard"><text:tab/>Advisor stated <text:s/>"current system was not intuitive".</text:p>
      <text:p text:style-name="Standard"><text:tab/>Multiple systems requiring multiple input of identical data.</text:p>
      <text:p text:style-name="Standard"><text:tab/>Current systems speed, is slow.</text:p>
      <text:p text:style-name="Standard"><text:tab/>DWP will email and text customers for outstanding appointments.</text:p>
      <text:p text:style-name="Standard"><text:tab/>Universal Job Match account tracks application history.</text:p>
      <text:p text:style-name="Standard"><text:tab/>Alternative to this a pen and paper 'Diary'.</text:p>
      <text:p text:style-name="Standard"><text:tab/>"Current System is not corrective and users can input contradictory<text:s/>information" this has to<text:s/><text:tab/>be chased up and confirmed through interviews etc.</text:p>
      <text:p text:style-name="P5"/>
      <text:p text:style-name="Standard"><text:span text:style-name="T6">Lead Advisor Michelle:</text:span></text:p>
      <text:p text:style-name="Standard"><text:span text:style-name="T7"><text:tab/></text:span>Customers are expected to make a Job Seekers Agreement and perform certain tasks<text:s/><text:tab/>everyday in search of employment.<text:span text:style-name="T8"><text:tab/></text:span></text:p>
      <text:p text:style-name="Standard"><text:span text:style-name="T9"><text:tab/></text:span>Min. 3 employees a week.</text:p>
      <text:p text:style-name="Standard"><text:tab/>Can refer<text:s/>to Mitchel Street &gt; Adult learning.</text:p>
      <text:p text:style-name="Standard"><text:tab/>Aim and preference is to use Universal Job Match, but pen and paper diary is sometimes<text:s/><text:tab/>required.</text:p>
      <text:p text:style-name="Standard"><text:tab/>Advisors refer to decisions makers when activities not met.</text:p>
      <text:p text:style-name="Standard"><text:tab/>Customers are on a 9 months scheme, then moved to a work program after this.</text:p>
      <text:p text:style-name="Standard"><text:tab/>e.g. Triage, can be on this up to 2 years.</text:p>
      <text:p text:style-name="Standard"><text:tab/>Advisors must have a reason to access customer records, or justify/explain reason for calling<text:s/><text:tab/>up records by mistake.</text:p>
      <text:p text:style-name="P10"/>
      <text:p text:style-name="Standard"><text:span text:style-name="T11">Advisor Kim:</text:span></text:p>
      <text:p text:style-name="Standard"><text:tab/>asked what they would like to have the app display to prove<text:s/>customer is looking for<text:s/><text:tab/>employment: Date – Company Name – Method of Application – Status of Application.</text:p>
      <text:p text:style-name="Standard"><text:tab/>Advisors to communicate through app to customers, Pursued this with Moira, Advised the<text:s/><text:tab/>Universal Job Search already caters to this, and not the focus of the app.</text:p>
      <text:p text:style-name="Standard"><text:tab/>Universal Credit will replace all other benefit types.</text:p>
      <text:soft-page-break/>
      <text:p text:style-name="Standard"><text:tab/>Dundee JC have some systems unique to them, adminstered to by Scott, including the twitter<text:s/><text:tab/>account @DundeeCityJCP</text:p>
      <text:p text:style-name="Standard"><text:tab/>District Provision Tool, for outside referals.<text:tab/></text:p>
      <text:p text:style-name="Standard"><text:span text:style-name="T12"><text:tab/></text:span>Facebook Glass Door.<text:s/>[glass door worth researching further] not part of the JC.</text:p>
      <text:p text:style-name="Standard"><text:tab/>Some Advisors try to help customers with social media awareness, explaining that potential<text:s/><text:tab/>employers do search prospective employees social media.</text:p>
      <text:p text:style-name="Standard"><text:tab/>I asked with experience of other schemes that<text:s/>may have been rolled out in the past how<text:s/><text:tab/>these were marketed and how our app could potential be marketd. Universal Job Search is<text:s/><text:tab/>one vector. Posters on site, and face to face Verbal referrals.</text:p>
      <text:p text:style-name="Standard"><text:tab/>Focus of app is proving job searching for advisors which in<text:s/>turn can help to ascertain<text:s/><text:tab/>Conditionaly for benefits.</text:p>
      <text:p text:style-name="Standard"/>
      <text:p text:style-name="Standard"><text:span text:style-name="T13">Advisor Andrew</text:span>:</text:p>
      <text:p text:style-name="P14">Initally do work for claimants, to settle them in. <text:s/>Later, prefer to let customers do the work first; then help.</text:p>
      <text:p text:style-name="P15">Interviews 20 – 40 mins.</text:p>
      <text:p text:style-name="P16">Offer CV Advice <text:s/>(and courses and CAB)</text:p>
      <text:p text:style-name="P17"><text:span text:style-name="T18">FB: Corporate accounts; Glassdoor (</text:span><text:span text:style-name="T19"></text:span><text:span text:style-name="T20">wrong)</text:span></text:p>
      <text:p text:style-name="P21">Many graduates also.</text:p>
      <text:p text:style-name="P22">Fair amount of psychology/influencing to push right attitude on claimant.</text:p>
      <text:p text:style-name="P23">1/10 claimants need forcing – mandatory work.</text:p>
      <text:p text:style-name="P24">Offer volunteering as „free training“. Scottish Volunteering DB.</text:p>
      <text:p text:style-name="P25">Sanctions: First time not looking for work = no pay for 2 weeks.</text:p>
      <text:p text:style-name="P26"><text:tab/>Hardship: 40%</text:p>
      <text:p text:style-name="P27">Proof of working sheet: fortnight</text:p>
      <text:p text:style-name="P28"><text:tab/><text:tab/><text:tab/><text:tab/><text:s text:c="4"/>Employers (Date, method, what happened, what next)</text:p>
      <text:p text:style-name="P29"><text:tab/><text:tab/><text:tab/><text:tab/><text:s text:c="4"/>Job Search (Date, address, what happened, what next)</text:p>
      <text:p text:style-name="P30"><text:tab/><text:tab/><text:tab/><text:tab/><text:s text:c="4"/>Newspapers (Date, Name, what happened, what next)</text:p>
      <text:p text:style-name="P31"><text:span text:style-name="T32"><text:tab/></text:span><text:span text:style-name="T33"><text:tab/></text:span><text:span text:style-name="T34"><text:tab/></text:span><text:span text:style-name="T35"><text:tab/><text:s text:c="4"/>Other/Additional/Told by advisor (step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lum</meta:initial-creator>
    <dc:creator>Calum Murray</dc:creator>
    <meta:creation-date>2009-04-16T11:32:00Z</meta:creation-date>
    <dc:date>2013-09-10T14:46:00Z</dc:date>
    <meta:template xlink:href="Normal" xlink:type="simple"/>
    <meta:editing-cycles>3</meta:editing-cycles>
    <meta:editing-duration>PT2820S</meta:editing-duration>
    <meta:user-defined meta:name="Info 1"/>
    <meta:user-defined meta:name="Info 2"/>
    <meta:user-defined meta:name="Info 3"/>
    <meta:user-defined meta:name="Info 4"/>
    <meta:document-statistic meta:page-count="2" meta:paragraph-count="8" meta:word-count="648" meta:character-count="4337" meta:row-count="30" meta:non-whitespace-character-count="3697"/>
  </office:meta>
</office:document-meta>
</file>